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" style:family="paragraph" style:parent-style-name="Standard">
      <style:paragraph-properties fo:text-align="start" style:justify-single-word="false"/>
      <style:text-properties officeooo:paragraph-rsid="004ca859"/>
    </style:style>
    <style:style style:name="P9" style:family="paragraph" style:parent-style-name="Standard">
      <style:paragraph-properties fo:text-align="end" style:justify-single-word="false"/>
      <style:text-properties officeooo:paragraph-rsid="004ca859"/>
    </style:style>
    <style:style style:name="P1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6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officeooo:paragraph-rsid="003454c2"/>
    </style:style>
    <style:style style:name="P1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3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57208c" style:font-name-asian="Georgia1" style:font-name-complex="Georgia1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5" style:family="paragraph" style:parent-style-name="Standard" style:list-style-name="L6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2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29" style:family="paragraph" style:parent-style-name="Standard" style:list-style-name="L7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0" style:family="paragraph" style:parent-style-name="Standard" style:list-style-name="L8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1" style:family="paragraph" style:parent-style-name="Standard" style:list-style-name="L9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2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6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0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 style:list-style-name="L1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73b322" style:font-name-asian="Georgia1" style:font-name-complex="Georgia1"/>
    </style:style>
    <style:style style:name="T5" style:family="text">
      <style:text-properties officeooo:rsid="0073b3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743285"/>
    </style:style>
    <style:style style:name="T8" style:family="text">
      <style:text-properties officeooo:rsid="007792a9"/>
    </style:style>
    <style:style style:name="T9" style:family="text">
      <style:text-properties style:font-name="Georgia" officeooo:rsid="0023ad53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Jalon 3 et recherches documentaires</text:span></text:p>
      <text:p text:style-name="Standard"/>
      <text:p text:style-name="P2"><draw:frame draw:style-name="fr1" draw:name="image6.png" text:anchor-type="as-char" svg:y="-1.099cm" svg:width="10.601cm" svg:height="1.506cm" draw:z-index="12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5">📅 <text:span text:style-name="T2">Date de Création : </text:span><text:span text:style-name="T4">15</text:span><text:span text:style-name="T2">/</text:span><text:span text:style-name="T4">12</text:span><text:span text:style-name="T2">/</text:span><text:span text:style-name="T3">202</text:span><text:span text:style-name="T4">4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</text:p>
          </text:list-item>
          <text:list-item>
            <text:p text:style-name="P7">Hugo CLAMOND<text:tab/>OUI</text:p>
          </text:list-item>
          <text:list-item>
            <text:p text:style-name="P7">Axel MOURILLON<text:tab/>OUI</text:p>
          </text:list-item>
          <text:list-item>
            <text:p text:style-name="P7">Arthur YANG<text:tab/><text:tab/>OU<text:span text:style-name="T5">I</text:span></text:p>
          </text:list-item>
        </text:list>
      </text:section>
      <text:p text:style-name="P5"/>
      <text:section text:style-name="Sect1" text:name="Section2">
        <text:p text:style-name="P8"><draw:frame draw:style-name="fr2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9"><draw:frame draw:style-name="fr3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1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1">Table des matières</text:p>
          </text:index-title>
          <text:p text:style-name="P12"><text:a xlink:type="simple" xlink:href="#__RefHeading___Toc395_377169772" text:style-name="Index_20_Link" text:visited-style-name="Index_20_Link">I. État d’avancement du jalon 3<text:tab/>2</text:a></text:p>
          <text:p text:style-name="P12"><text:a xlink:type="simple" xlink:href="#__RefHeading___Toc395_377169772%20Copie%201" text:style-name="Index_20_Link" text:visited-style-name="Index_20_Link">II. Synthèse de documentation : fonctionnements d’autres sites de e-commerce<text:tab/>3</text:a></text:p>
          <text:p text:style-name="P13"><text:a xlink:type="simple" xlink:href="#__RefHeading___Toc399_377169772%20Copie%204" text:style-name="Index_20_Link" text:visited-style-name="Index_20_Link">A) Présentation de la synthèse<text:tab/>3</text:a></text:p>
          <text:p text:style-name="P13"><text:a xlink:type="simple" xlink:href="#__RefHeading___Toc399_377169772%20Copie%201%20Copie%201" text:style-name="Index_20_Link" text:visited-style-name="Index_20_Link">B) Suggestions et remarques<text:tab/>3</text:a></text:p>
          <text:p text:style-name="P12"><text:a xlink:type="simple" xlink:href="#__RefHeading___Toc395_377169772%20Copie%202" text:style-name="Index_20_Link" text:visited-style-name="Index_20_Link">III. Point d’avancement de la synthèse de documentation - infrastructures et outils techniques<text:tab/>4</text:a></text:p>
          <text:p text:style-name="P13"><text:a xlink:type="simple" xlink:href="#__RefHeading___Toc399_377169772%20Copie%204%20Copie%201" text:style-name="Index_20_Link" text:visited-style-name="Index_20_Link">A) Présentation de la synthèse<text:tab/>4</text:a></text:p>
          <text:p text:style-name="P13"><text:a xlink:type="simple" xlink:href="#__RefHeading___Toc399_377169772%20Copie%201%20Copie%201%20Copie%201" text:style-name="Index_20_Link" text:visited-style-name="Index_20_Link">B) Suggestions et remarques<text:tab/>4</text:a></text:p>
          <text:p text:style-name="P12"><text:a xlink:type="simple" xlink:href="#__RefHeading___Toc395_377169772%20Copie%202%20Copie%202" text:style-name="Index_20_Link" text:visited-style-name="Index_20_Link">Prochaine réunion<text:tab/>5</text:a></text:p>
          <text:p text:style-name="P13"><text:a xlink:type="simple" xlink:href="#__RefHeading___Toc399_377169772%20Copie%202%20Copie%202" text:style-name="Index_20_Link" text:visited-style-name="Index_20_Link">Date<text:tab/>5</text:a></text:p>
          <text:p text:style-name="P13"><text:a xlink:type="simple" xlink:href="#__RefHeading___Toc552_377169772%20Copie%201%20Copie%202" text:style-name="Index_20_Link" text:visited-style-name="Index_20_Link">Ordre du jour<text:tab/>5</text:a></text:p>
          <text:p text:style-name="P13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4"/>
      <text:p text:style-name="P4"/>
      <text:p text:style-name="P4"/>
      <text:list text:style-name="L2">
        <text:list-item>
          <text:p text:style-name="P14"><text:bookmark-start text:name="__RefHeading___Toc395_377169772"/>État d’avancement du jalon 3<text:bookmark-end text:name="__RefHeading___Toc395_377169772"/></text:p>
        </text:list-item>
      </text:list>
      <text:p text:style-name="P15"/>
      <text:p text:style-name="P15">Rappel : affiche à rendre avant le <text:span text:style-name="T6">10/01/2025</text:span> à <text:span text:style-name="T6">18h</text:span></text:p>
      <text:p text:style-name="P15"/>
      <text:p text:style-name="P15">Logo terminé </text:p>
      <text:p text:style-name="P15">Pas d’avancement supplémentaire sur l’affiche</text:p>
      <text:p text:style-name="P15"/>
      <text:p text:style-name="P15">Templates Google Doc – LibreOffice à faire</text:p>
      <text:p text:style-name="P15">Versionnage des templates : format <text:span text:style-name="T7">"</text:span>X.Y<text:span text:style-name="T7">"</text:span></text:p>
      <text:p text:style-name="P16">X (numéro) ⇒ Changements majeurs : restructuration du documents, ajout de parties, etc.</text:p>
      <text:p text:style-name="P16">Y (numéro) ⇒ Changements mineurs : corrections de fautes, modification d’une image, etc.</text:p>
      <text:p text:style-name="P15">⇒ Conservation des anciennes versions lors de changements majeurs (<text:span text:style-name="T7">"</text:span>X<text:span text:style-name="T7">"</text:span>)</text:p>
      <text:p text:style-name="P15"/>
      <text:p text:style-name="P17"/>
      <text:list xml:id="list141455826323355" text:continue-numbering="true" text:style-name="L2">
        <text:list-item>
          <text:p text:style-name="P18"><text:bookmark-start text:name="__RefHeading___Toc395_377169772 Copie 1"/>Synthèse de documentation : <text:tab/>fonctionnements d’autres sites de<text:line-break/><text:tab/>e-commerce<text:bookmark-end text:name="__RefHeading___Toc395_377169772 Copie 1"/></text:p>
        </text:list-item>
      </text:list>
      <text:p text:style-name="P19"/>
      <text:list xml:id="list2418269233" text:style-name="L3">
        <text:list-item text:start-value="1">
          <text:p text:style-name="P20"><text:bookmark-start text:name="__RefHeading___Toc399_377169772 Copie 4"/>Présentation de la synthèse<text:bookmark-end text:name="__RefHeading___Toc399_377169772 Copie 4"/></text:p>
        </text:list-item>
      </text:list>
      <text:p text:style-name="P21"/>
      <text:p text:style-name="P21">2 parties :</text:p>
      <text:list text:style-name="L4">
        <text:list-item>
          <text:p text:style-name="P22">Aspect marketing « purs »</text:p>
        </text:list-item>
        <text:list-item>
          <text:p text:style-name="P22">Aspect technico-marketing</text:p>
        </text:list-item>
      </text:list>
      <text:p text:style-name="P21"/>
      <text:p text:style-name="P21">wizards-n-dice/Documents/</text:p>
      <text:p text:style-name="P21"><text:tab/>Administratif/</text:p>
      <text:p text:style-name="P21"><text:tab/>Juridique/</text:p>
      <text:p text:style-name="P21"><text:tab/>Recherche/<text:tab/><text:tab/>⇒ ici</text:p>
      <text:p text:style-name="P21"/>
      <text:p text:style-name="P21">Aspects commerciaux « purs »</text:p>
      <text:p text:style-name="P23">Inventaires des stratégies de marketing</text:p>
      <text:p text:style-name="P23">Expérience client : avis, politique de retour, newsletter, programme de fidélité, etc</text:p>
      <text:p text:style-name="P21">Aspects technico-commerciaux</text:p>
      <text:p text:style-name="P23">Mot-clés et titre optimisé</text:p>
      <text:p text:style-name="P23">Brique UI : fiche produit, barre de navigation, carroussel, filtrage, etc</text:p>
      <text:p text:style-name="P23">Optimisation des performances du site</text:p>
      <text:p text:style-name="P23">Métadonnées</text:p>
      <text:p text:style-name="P21"/>
      <text:p text:style-name="P21"/>
      <text:list xml:id="list141456293857915" text:continue-list="list2418269233" text:style-name="L3">
        <text:list-item>
          <text:p text:style-name="P20"><text:bookmark-start text:name="__RefHeading___Toc399_377169772 Copie 1 Copie 1"/>Suggestions et remarques<text:bookmark-end text:name="__RefHeading___Toc399_377169772 Copie 1 Copie 1"/></text:p>
        </text:list-item>
      </text:list>
      <text:p text:style-name="P21"/>
      <text:p text:style-name="P21">Stratégies supplémentaires :</text:p>
      <text:list text:style-name="L5">
        <text:list-item>
          <text:p text:style-name="P24"><text:span text:style-name="T8">"</text:span>MacDonald<text:span text:style-name="T8">"</text:span> : rapprocher les prix entre deux produits proches et dont un considérer <text:span text:style-name="T8">"</text:span>meilleur<text:span text:style-name="T8">"</text:span>, de façon à insister les clients à acheter la version supérieurs</text:p>
        </text:list-item>
        <text:list-item>
          <text:p text:style-name="P24">Compte premium : à l’instar d’Amazon et Amazon Prime </text:p>
        </text:list-item>
        <text:list-item>
          <text:p text:style-name="P24">Ventes privée : lié des réductions et offres promotionnelles à des </text:p>
        </text:list-item>
      </text:list>
      <text:p text:style-name="P21"/>
      <text:p text:style-name="P21">Expérience client :</text:p>
      <text:list text:style-name="L6">
        <text:list-item>
          <text:p text:style-name="P25">Lié les achats à des grades dans le forum (si forum il y a)</text:p>
        </text:list-item>
        <text:list-item>
          <text:p text:style-name="P25">Section storytelling / à propos plus mise en avant</text:p>
        </text:list-item>
      </text:list>
      <text:p text:style-name="P21"/>
      <text:p text:style-name="P15"/>
      <text:list text:continue-list="list141455826323355" text:style-name="L2">
        <text:list-item>
          <text:p text:style-name="P26"><text:bookmark-start text:name="__RefHeading___Toc395_377169772 Copie 2"/>Point d’avancement de la synthèse <text:tab/>de documentation - infrastructures <text:tab/>et outils techniques<text:bookmark-end text:name="__RefHeading___Toc395_377169772 Copie 2"/></text:p>
        </text:list-item>
      </text:list>
      <text:p text:style-name="P27"/>
      <text:list xml:id="list141456021533015" text:continue-list="list141456293857915" text:style-name="L3">
        <text:list-item text:start-value="1">
          <text:p text:style-name="P28"><text:bookmark-start text:name="__RefHeading___Toc399_377169772 Copie 4 Copie 1"/>Présentation de la synthèse<text:bookmark-end text:name="__RefHeading___Toc399_377169772 Copie 4 Copie 1"/></text:p>
        </text:list-item>
      </text:list>
      <text:p text:style-name="P27"/>
      <text:p text:style-name="P27">Réalisé avec ChatGPT – sera réexaminé</text:p>
      <text:p text:style-name="P27"/>
      <text:p text:style-name="P27">2 sites contenant chacun un serveur de virtualisation ProxMox :</text:p>
      <text:list text:style-name="L7">
        <text:list-item>
          <text:p text:style-name="P29">Hôtes virtuels : serveurs, etc</text:p>
        </text:list-item>
        <text:list-item>
          <text:p text:style-name="P29">Appliances StormShield virtuels</text:p>
        </text:list-item>
        <text:list-item>
          <text:p text:style-name="P29">Connexion inter-sites par VPN IPSec</text:p>
        </text:list-item>
      </text:list>
      <text:p text:style-name="P27">Politique de mot de passe : 90 bits d’entropie</text:p>
      <text:p text:style-name="P27">Redondance : par ProxMox</text:p>
      <text:p text:style-name="P27">Sauvegarde et restauration : </text:p>
      <text:list text:style-name="L8">
        <text:list-item>
          <text:p text:style-name="P30">Veeam Backup (sur un serveur Windows)</text:p>
        </text:list-item>
        <text:list-item>
          <text:p text:style-name="P30">Sauvegarde quotidienne des hôtes – sauvegarde hebdomadaire </text:p>
        </text:list-item>
      </text:list>
      <text:p text:style-name="P27">Monitoring : Graphana</text:p>
      <text:p text:style-name="P27">Tech web : CMS </text:p>
      <text:p text:style-name="P27">Estimation des ressources : </text:p>
      <text:list text:style-name="L9">
        <text:list-item>
          <text:p text:style-name="P31">4 CPUs minimum, ou 8 CPUs dans l’idéal</text:p>
        </text:list-item>
        <text:list-item>
          <text:p text:style-name="P31">16 go Ram</text:p>
        </text:list-item>
        <text:list-item>
          <text:p text:style-name="P31">Stockage : 512 Go SSD + 1 To HDD (optionnel)</text:p>
        </text:list-item>
        <text:list-item>
          <text:p text:style-name="P31">NAS 4 baie en RAID 5</text:p>
        </text:list-item>
      </text:list>
      <text:p text:style-name="P27"/>
      <text:p text:style-name="P27"/>
      <text:list text:continue-list="list141456021533015" text:style-name="L3">
        <text:list-item>
          <text:p text:style-name="P28"><text:bookmark-start text:name="__RefHeading___Toc399_377169772 Copie 1 Copie 1 Copie 1"/>Suggestions et remarques<text:bookmark-end text:name="__RefHeading___Toc399_377169772 Copie 1 Copie 1 Copie 1"/></text:p>
        </text:list-item>
      </text:list>
      <text:p text:style-name="P27"/>
      <text:p text:style-name="P27">Bastion SSH : </text:p>
      <text:p text:style-name="P27">Connexion simultanés </text:p>
      <text:p text:style-name="P27"><text:tab/>⇒ Connexions simultanées via un bastion SSH supportées</text:p>
      <text:p text:style-name="P27">Interfaçage de connexion SSH</text:p>
      <text:p text:style-name="P27"><text:tab/>⇒ à préciser</text:p>
      <text:p text:style-name="P27">Serveur Windows</text:p>
      <text:p text:style-name="P27"><text:tab/>⇒ Possible lié à Guacamole : <text:s/>investigation en cours</text:p>
      <text:p text:style-name="P27"><text:tab/>⇒ Connexion simultanés – à voir – investigation Guacamole</text:p>
      <text:p text:style-name="P27">BDD : 3 serveurs distincts – Un serveur par BDD (?)</text:p>
      <text:p text:style-name="P27"><text:tab/>⇒ 2 serveurs : un serveur principal et un serveur de backup</text:p>
      <text:p text:style-name="P27">Nommage propre des éléments de l’infrastructure suggéré</text:p>
      <text:p text:style-name="P27"/>
      <text:p text:style-name="P27">En fonction des ressources nécessaire, il est possible de demandé à M. MICHEL l’accès du matériel de prêt de la part de l’IUT</text:p>
      <text:p text:style-name="P27"/>
      <text:p text:style-name="P32"><text:bookmark-start text:name="__RefHeading___Toc395_377169772 Copie 2 Copie 2"/>Prochaine réunion<text:bookmark-end text:name="__RefHeading___Toc395_377169772 Copie 2 Copie 2"/></text:p>
      <text:p text:style-name="P33"/>
      <text:p text:style-name="P34"><text:bookmark-start text:name="__RefHeading___Toc399_377169772 Copie 2 Copie 2"/>Date<text:bookmark-end text:name="__RefHeading___Toc399_377169772 Copie 2 Copie 2"/></text:p>
      <text:p text:style-name="P33"/>
      <text:p text:style-name="P35">Samedi 21 décembre 2024, de 14h00 à 15h30</text:p>
      <text:p text:style-name="P33"/>
      <text:p text:style-name="P33"/>
      <text:p text:style-name="P34"><text:bookmark-start text:name="__RefHeading___Toc552_377169772 Copie 1 Copie 2"/>Ordre du jour<text:bookmark-end text:name="__RefHeading___Toc552_377169772 Copie 1 Copie 2"/></text:p>
      <text:p text:style-name="P33"/>
      <text:list text:style-name="L10">
        <text:list-item>
          <text:p text:style-name="P36">Présentation de la synthèse de documentation sur les infrastructures et outils techniques adaptés au projet</text:p>
        </text:list-item>
        <text:list-item>
          <text:p text:style-name="P36">Point d’étape : avancée de la documentation du projet</text:p>
        </text:list-item>
        <text:list-item>
          <text:p text:style-name="P36">Version finale de la charte graphique</text:p>
        </text:list-item>
      </text:list>
      <text:p text:style-name="P33"/>
      <text:p text:style-name="P33"/>
      <text:p text:style-name="P34"><text:bookmark-start text:name="__RefHeading___Toc552_377169772 Copie 1 Copie 2 Copie 1"/>Devoirs<text:bookmark-end text:name="__RefHeading___Toc552_377169772 Copie 1 Copie 2 Copie 1"/></text:p>
      <text:p text:style-name="P37"/>
      <text:p text:style-name="P38">Loïs :<text:span text:style-name="T9"/></text:p>
      <text:list text:style-name="L11">
        <text:list-item>
          <text:p text:style-name="P39">Finaliser la charte graphique</text:p>
        </text:list-item>
      </text:list>
      <text:p text:style-name="P37">Arthur :</text:p>
      <text:list text:style-name="L12">
        <text:list-item>
          <text:p text:style-name="P40">Intégrer les suggestions de la réunions du jour à la documentation associée</text:p>
        </text:list-item>
        <text:list-item>
          <text:p text:style-name="P40">Commencer la préparation de publications simples pour nos réseaux sociaux (à présenter le 04/01/2024)</text:p>
        </text:list-item>
      </text:list>
      <text:p text:style-name="P37">Hugo :</text:p>
      <text:list text:style-name="L13">
        <text:list-item>
          <text:p text:style-name="P41">Recherche, compilation et synthèse d’informations les infrastructures et les outils techniques adaptés pour le site pour une présentation au membre du projet</text:p>
        </text:list-item>
      </text:list>
      <text:p text:style-name="P37">Axel :</text:p>
      <text:list text:style-name="L14">
        <text:list-item>
          <text:p text:style-name="P42">Point d’étape du projet</text:p>
        </text:list-item>
      </text:list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3"><draw:image xlink:href="Pictures/10000000000004030000011A1D50AB68.png" xlink:type="simple" xlink:show="embed" xlink:actuate="onLoad" draw:mime-type="image/png"/></draw:frame></text:p>
          <text:p text:style-name="MP2">Jalon 3 et recherches documentaires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4:14:55.667000000</dc:date>
    <meta:editing-duration>PT2H11M38S</meta:editing-duration>
    <meta:editing-cycles>80</meta:editing-cycles>
    <meta:print-date>2025-01-02T14:14:45.296000000</meta:print-date>
    <meta:printed-by>Fichiers PDF</meta:printed-by>
    <meta:document-statistic meta:table-count="0" meta:image-count="7" meta:object-count="0" meta:page-count="7" meta:paragraph-count="109" meta:word-count="686" meta:character-count="4144" meta:non-whitespace-character-count="3567"/>
  </office:meta>
</office:document-meta>
</file>